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3" style:master-page-name="MP0" style:family="paragraph">
      <style:paragraph-properties fo:break-before="page"/>
    </style:style>
    <style:style style:name="P2" style:parent-style-name="Heading" style:family="paragraph">
      <style:text-properties fo:font-size="12pt" style:font-size-asian="12pt" style:font-size-complex="12pt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Heading" style:family="paragraph">
      <style:text-properties fo:font-size="12pt" style:font-size-asian="12pt" style:font-size-complex="12pt"/>
    </style:style>
    <style:style style:name="P26" style:parent-style-name="Heading" style:family="paragraph">
      <style:text-properties fo:font-size="12pt" style:font-size-asian="12pt" style:font-size-complex="12pt"/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</office:automatic-styles>
  <office:body>
    <office:text text:use-soft-page-breaks="true">
      <text:h text:style-name="P1" text:outline-level="3">Note di utilizzo:</text:h>
      <text:p text:style-name="P2">Breve riepilogo delle modalità di utilizzo della webapp</text:p>
      <text:p text:style-name="Textbody"/>
      <text:p text:style-name="Textbody">Registrazione</text:p>
      <text:list text:style-name="LFO1" text:continue-numbering="true">
        <text:list-item>
          <text:p text:style-name="P3">Esistono 4 tipologie di utenti e a tre di queste ( medico, asp, accettazione) dopo la registrazione, al primo login gli viene richiesto di inserire obbligatoriamente il centro vaccinale di appartenenza per richiedere l’abilitazione dell’utenza.</text:p>
        </text:list-item>
      </text:list>
      <text:p text:style-name="Standard"/>
      <text:list text:style-name="LFO1" text:continue-numbering="true">
        <text:list-item>
          <text:p text:style-name="P4">In basso nel footer è presente la mappa del sito, si può cambiare anche area personale dopo aver effettuato il login. Il logout è automatico.</text:p>
        </text:list-item>
      </text:list>
      <text:p text:style-name="Standard"/>
      <text:list text:style-name="LFO1" text:continue-numbering="true">
        <text:list-item>
          <text:p text:style-name="P5">Si può anche creare un nuovo account ma soltanto per un ruolo diverso da quello con cui si è loggati; il form in questo caso è precompilato.</text:p>
        </text:list-item>
      </text:list>
      <text:p text:style-name="Standard"/>
      <text:list text:style-name="LFO1" text:continue-numbering="true">
        <text:list-item>
          <text:p text:style-name="P6">Non si può creare in ogni caso un account per cui:</text:p>
          <text:list text:continue-numbering="true">
            <text:list-item>
              <text:p text:style-name="P7">l’username è già in uso</text:p>
            </text:list-item>
            <text:list-item>
              <text:p text:style-name="P8">la coppia codice fiscale – ruolo esiste già; quindi si possono creare più account con lo stesso codice fiscale <text:s/>ma ruolo differente e username sempre differente.</text:p>
            </text:list-item>
          </text:list>
        </text:list-item>
      </text:list>
      <text:p text:style-name="Textbody"/>
      <text:p text:style-name="Textbody">Abilitazione utenza</text:p>
      <text:list text:style-name="LFO2" text:continue-numbering="true">
        <text:list-item>
          <text:p text:style-name="P9">Per poter abilitare gli utenti è necessario almeno un account con ruolo Asp attivo;</text:p>
        </text:list-item>
      </text:list>
      <text:p text:style-name="Standard">un account asp attivo è già inserito nel DB ( dati di accesso scritti in fondo alla pagina)</text:p>
      <text:p text:style-name="Standard"/>
      <text:list text:style-name="LFO2" text:continue-numbering="true">
        <text:list-item>
          <text:p text:style-name="P10">In fase di registrazione e abilitazione è consigliato loggarsi in una finestra anonima con account operatore asp <text:s/>per poter abilitare gli altri account.</text:p>
        </text:list-item>
      </text:list>
      <text:p text:style-name="Standard"/>
      <text:p text:style-name="Standard"/>
      <text:p text:style-name="Standard">Area user</text:p>
      <text:p text:style-name="Standard"/>
      <text:list text:style-name="LFO3" text:continue-numbering="true">
        <text:list-item>
          <text:p text:style-name="P11">I centri vaccinali pre caricati sono relativi alla provincia di Palermo, e nella fattispecie fanno riferimento a Palermo, Bagheria e Santa Flavia. Per inserirne di nuovi loggarsi come operatore Asp.</text:p>
        </text:list-item>
      </text:list>
      <text:p text:style-name="Standard"/>
      <text:list text:style-name="LFO4" text:continue-numbering="true">
        <text:list-item>
          <text:p text:style-name="P12">Uno user può prenotare un vaccino presso un centro vaccinale se esiste almeno un giorno di apertura del centro vaccinale selezionato con data maggiore o uguale a quella odierna e se ci sono posti disponibili.</text:p>
        </text:list-item>
      </text:list>
      <text:p text:style-name="Standard"/>
      <text:list text:style-name="LFO4" text:continue-numbering="true">
        <text:list-item>
          <text:p text:style-name="P13">Per l’inserimento delle date di apertura loggarsi con un account operatore asp.</text:p>
        </text:list-item>
      </text:list>
      <text:p text:style-name="Standard"/>
      <text:list text:style-name="LFO4" text:continue-numbering="true">
        <text:list-item>
          <text:p text:style-name="P14">Dopo la prenotazione è necessario inserirsi a turno nel centro vaccinale corrispondente alla prenotazione nella data in cui si è prenotato.</text:p>
        </text:list-item>
      </text:list>
      <text:p text:style-name="Standard"/>
      <text:list text:style-name="LFO4" text:continue-numbering="true">
        <text:list-item>
          <text:p text:style-name="P15">E’ consigliabile aprire una finestra anonima per simulare il procedimento di messa a turno con un account con ruolo accettazione</text:p>
        </text:list-item>
      </text:list>
      <text:p text:style-name="Standard"/>
      <text:p text:style-name="Standard"><text:tab/>Si considerano le date di prenotazione con la data selezionata e l’ora standard 00:00:00</text:p>
      <text:p text:style-name="Standard"/>
      <text:p text:style-name="Standard"/>
      <text:p text:style-name="Standard">Area accettazione</text:p>
      <text:p text:style-name="Standard"/>
      <text:list text:style-name="LFO5" text:continue-numbering="true">
        <text:list-item>
          <text:p text:style-name="P16">Un operatore visualizza soltanto la sala d’attesa del centro vaccinale con cui è associato.</text:p>
        </text:list-item>
      </text:list>
      <text:p text:style-name="Standard"/>
      <text:list text:style-name="LFO5" text:continue-numbering="true">
        <text:list-item>
          <text:p text:style-name="P17">Può mettere a turno soltanto user con prenotazione attiva, cioè non scaduta, prenotati per la data corrente e per il centro vaccinale con cui è associato l’operatore.</text:p>
        </text:list-item>
      </text:list>
      <text:p text:style-name="Standard"/>
      <text:p text:style-name="Standard"/>
      <text:p text:style-name="Standard">Area medico</text:p>
      <text:p text:style-name="Standard"/>
      <text:list text:style-name="LFO6" text:continue-numbering="true">
        <text:list-item>
          <text:p text:style-name="P18">Un medico può vedere soltanto i pazienti o per codice di prenotazione, oppure quelli presenti in sala, nel centro vaccinale a lui associato e che sono già stati messi a turno da un operatore in accettazione.</text:p>
        </text:list-item>
      </text:list>
      <text:p text:style-name="Standard"/>
      <text:p text:style-name="Standard"/>
      <text:p text:style-name="Standard">Sala d’attesa</text:p>
      <text:p text:style-name="Standard"/>
      <text:list text:style-name="LFO7" text:continue-numbering="true">
        <text:list-item>
          <text:p text:style-name="P19">Chiunque può vedere il numero del turno per un centro vaccinale selezionato</text:p>
        </text:list-item>
      </text:list>
      <text:p text:style-name="Standard"/>
      <text:list text:style-name="LFO7" text:continue-numbering="true">
        <text:list-item>
          <text:p text:style-name="P20">Un operatore<text:s/>dell’accettazione può modificare questo, dalla propria area personale e viene visualizzata la modifica a cadenza di 5 secondi nel tabellone pubblico nella welcome page</text:p>
        </text:list-item>
      </text:list>
      <text:p text:style-name="Standard"/>
      <text:p text:style-name="Standard"/>
      <text:p text:style-name="Standard"/>
      <text:p text:style-name="Standard">Dati accesso account già inseriti</text:p>
      <text:p text:style-name="Standard"/>
      <text:list text:style-name="LFO8" text:continue-numbering="true">
        <text:list-item>
          <text:p text:style-name="P21">account asp:</text:p>
        </text:list-item>
      </text:list>
      <text:p text:style-name="Standard"><text:tab/>username: <text:s/>asp_test , password: root</text:p>
      <text:p text:style-name="Standard"/>
      <text:list text:style-name="LFO8" text:continue-numbering="true">
        <text:list-item>
          <text:p text:style-name="P22">account user:</text:p>
        </text:list-item>
      </text:list>
      <text:p text:style-name="Standard"><text:tab/>username: <text:s/>user_test , password: root</text:p>
      <text:p text:style-name="Standard"/>
      <text:list text:style-name="LFO8" text:continue-numbering="true">
        <text:list-item>
          <text:p text:style-name="P23">account medico:</text:p>
        </text:list-item>
      </text:list>
      <text:p text:style-name="Standard"><text:tab/>username: <text:s/>medico_test , password: root</text:p>
      <text:p text:style-name="Standard"/>
      <text:list text:style-name="LFO8" text:continue-numbering="true">
        <text:list-item>
          <text:p text:style-name="P24">account accettazione:</text:p>
        </text:list-item>
      </text:list>
      <text:p text:style-name="Standard"><text:tab/>username: <text:s/>accettazione_test , password: root</text:p>
      <text:p text:style-name="Standard"/>
      <text:p text:style-name="Standard"/>
      <text:p text:style-name="Standard"/>
      <text:p text:style-name="P25"/>
      <text:p text:style-name="P26">Utilizzato:</text:p>
      <text:list text:style-name="LFO9" text:continue-numbering="true">
        <text:list-item>
          <text:p text:style-name="P27">Tomcat 9.x</text:p>
        </text:list-item>
        <text:list-item>
          <text:p text:style-name="P28">mysql-connector-java-8.0.26.jar</text:p>
        </text:list-item>
        <text:list-item>
          <text:p text:style-name="P29">jdk 11.0.12</text:p>
        </text:list-item>
        <text:list-item>
          <text:p text:style-name="P30">Eclipse 2020.3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NCENZO GUGLIELMO LA MANTIA</dc:creator>
    <meta:creation-date>2021-11-08T23:55:00Z</meta:creation-date>
    <dc:date>2023-02-16T12:55:00Z</dc:date>
    <meta:template xlink:href="Normal.dotm" xlink:type="simple"/>
    <meta:editing-cycles>30</meta:editing-cycles>
    <meta:editing-duration>PT2400S</meta:editing-duration>
    <meta:document-statistic meta:page-count="2" meta:paragraph-count="6" meta:word-count="478" meta:character-count="3203" meta:row-count="22" meta:non-whitespace-character-count="2731"/>
  </office:meta>
</office:document-meta>
</file>